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style:font-name="Ubuntu" fo:font-size="10.5pt" fo:letter-spacing="normal" fo:font-style="normal" fo:font-weight="normal"/>
    </style:style>
    <style:style style:name="T1" style:family="text">
      <style:text-properties fo:font-variant="normal" fo:text-transform="none" style:font-name="Ubuntu" fo:font-size="10.5pt" fo:letter-spacing="normal" fo:font-style="normal" fo:font-weight="normal"/>
    </style:style>
    <style:style style:name="T2" style:family="text">
      <style:text-properties fo:font-variant="normal" fo:text-transform="none" style:font-name="Ubuntu" fo:font-size="10.5pt" fo:letter-spacing="normal" fo:font-style="normal" fo:font-weight="normal" officeooo:rsid="001820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No tutorial anterior aprendemos como podemos extrair informações por meio de APIs. Mas muitas vezes queremos obter dados de páginas da internet, em que não se encontram em estruturas necessariamente destinadas a tal processo. Assim, c</text:span><text:span text:style-name="T1">omo </text:span><text:span text:style-name="T2">podemos </text:span><text:span text:style-name="T1">obter apenas as informações que nos interessam quando o conteúdo está “espalhado” pela página? Utilizaremos, como veremos abaixo, a estrutura do código HTML da própria página para selecionar apenas o que desejamos e construir data frames.</text:span></text:p>
      <text:p text:style-name="P1"><text:span text:style-name="T1"/></text:p>
      <text:p text:style-name="P2">Nosso objetivo nessa atividade será capturar uma única página usando a estrutura do código HTML da página. Já sabemos que, uma vez resolvida a captura de uma página, podemos usar “loop” para capturar quantas quisermos, desde que tenha uma estrutura semelhante.</text:p>
      <text:p text:style-name="P2"/>
      <text:p text:style-name="P2">Antes disso, porém, precisamos falar um pouco sobre XML e HTML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2T16:19:05.165289492</meta:creation-date>
    <dc:date>2019-05-02T18:52:56.165597902</dc:date>
    <meta:editing-duration>PT13M30S</meta:editing-duration>
    <meta:editing-cycles>1</meta:editing-cycles>
    <meta:document-statistic meta:table-count="0" meta:image-count="0" meta:object-count="0" meta:page-count="1" meta:paragraph-count="3" meta:word-count="125" meta:character-count="807" meta:non-whitespace-character-count="685"/>
    <meta:generator>LibreOffice/6.0.7.3$Linux_X86_64 LibreOffice_project/00m0$Build-3</meta:generator>
  </office:meta>
</office:document-meta>
</file>